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ecfb" officeooo:paragraph-rsid="0015ecfb"/>
    </style:style>
    <style:style style:name="P2" style:family="paragraph" style:parent-style-name="Standard">
      <style:text-properties officeooo:rsid="001be83a" officeooo:paragraph-rsid="001be83a"/>
    </style:style>
    <style:style style:name="P3" style:family="paragraph" style:parent-style-name="Standard">
      <style:text-properties officeooo:rsid="001d3151" officeooo:paragraph-rsid="001d3151"/>
    </style:style>
    <style:style style:name="P4" style:family="paragraph" style:parent-style-name="Standard">
      <style:text-properties officeooo:rsid="001e3899" officeooo:paragraph-rsid="001e3899"/>
    </style:style>
    <style:style style:name="P5" style:family="paragraph" style:parent-style-name="Standard">
      <style:text-properties officeooo:rsid="001f2c0c" officeooo:paragraph-rsid="001f2c0c"/>
    </style:style>
    <style:style style:name="P6" style:family="paragraph" style:parent-style-name="Standard">
      <style:text-properties officeooo:rsid="0022558a" officeooo:paragraph-rsid="0022558a"/>
    </style:style>
    <style:style style:name="P7" style:family="paragraph" style:parent-style-name="Standard">
      <style:text-properties officeooo:rsid="0022d29b" officeooo:paragraph-rsid="0022d29b"/>
    </style:style>
    <style:style style:name="P8" style:family="paragraph" style:parent-style-name="Standard">
      <style:text-properties officeooo:rsid="002468e4" officeooo:paragraph-rsid="002468e4"/>
    </style:style>
    <style:style style:name="P9" style:family="paragraph" style:parent-style-name="Standard">
      <style:text-properties officeooo:rsid="0026007e" officeooo:paragraph-rsid="0026007e"/>
    </style:style>
    <style:style style:name="P10" style:family="paragraph" style:parent-style-name="Standard">
      <style:text-properties officeooo:rsid="00275768" officeooo:paragraph-rsid="00275768"/>
    </style:style>
    <style:style style:name="P11" style:family="paragraph" style:parent-style-name="Standard">
      <style:text-properties officeooo:rsid="002c3c64" officeooo:paragraph-rsid="002c3c64"/>
    </style:style>
    <style:style style:name="P12" style:family="paragraph" style:parent-style-name="Standard">
      <style:text-properties officeooo:rsid="00319295" officeooo:paragraph-rsid="00319295"/>
    </style:style>
    <style:style style:name="P13" style:family="paragraph" style:parent-style-name="Standard">
      <style:text-properties officeooo:rsid="00351a82" officeooo:paragraph-rsid="00351a82"/>
    </style:style>
    <style:style style:name="P14" style:family="paragraph" style:parent-style-name="Standard">
      <style:text-properties officeooo:rsid="003554e9" officeooo:paragraph-rsid="003554e9"/>
    </style:style>
    <style:style style:name="T1" style:family="text">
      <style:text-properties officeooo:rsid="0021bb7c"/>
    </style:style>
    <style:style style:name="T2" style:family="text">
      <style:text-properties officeooo:rsid="00291384"/>
    </style:style>
    <style:style style:name="T3" style:family="text">
      <style:text-properties officeooo:rsid="002fcb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1</text:span>. Add ‘forgot password’ functionality.</text:p>
      <text:p text:style-name="P10"><text:span text:style-name="T3">2</text:span>. Error handle if there are no search results, <text:span text:style-name="T2">or if nothing is typed in.</text:span></text:p>
      <text:p text:style-name="P12">DONE</text:p>
      <text:p text:style-name="P11"><text:span text:style-name="T3">3</text:span>. Make responsive.</text:p>
      <text:p text:style-name="P11"/>
      <text:p text:style-name="P13">Check arrow positions on, for example, iPhone 12 Pro. </text:p>
      <text:p text:style-name="P14">Check layout on, for instance, iPad Air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21T18:17:47.613000000</meta:creation-date>
    <dc:date>2022-06-26T02:10:07.184000000</dc:date>
    <meta:editing-duration>P31DT16H37M36S</meta:editing-duration>
    <meta:editing-cycles>37</meta:editing-cycles>
    <meta:generator>LibreOffice/6.3.4.2$Windows_X86_64 LibreOffice_project/60da17e045e08f1793c57c00ba83cdfce946d0aa</meta:generator>
    <meta:document-statistic meta:table-count="0" meta:image-count="0" meta:object-count="0" meta:page-count="1" meta:paragraph-count="6" meta:word-count="40" meta:character-count="231" meta:non-whitespace-character-count="195"/>
  </office:meta>
</office:document-meta>
</file>